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lib_raw_20200918_74_gain_DAC12_normal.txt</text:p>
          </table:table-cell>
          <table:table-cell table:number-columns-repeated="3"/>
          <table:table-cell office:value-type="string" calcext:value-type="string">
            <text:p>calib_raw_20200918_74_gain_DAC12_uebersteuert_01.txt</text:p>
          </table:table-cell>
          <table:table-cell table:number-columns-repeated="3"/>
          <table:table-cell office:value-type="string" calcext:value-type="string">
            <text:p>calib_raw_20200918_74_gain_DAC12 uebersteuert_02.txt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13"/>
          <table:table-cell table:style-name="ce2" office:value-type="string" calcext:value-type="string">
            <text:p>fADC24_LIMIT_V = 0.7E-3 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C$1:.C$1048576] )" office:value-type="float" office:value="1175974" calcext:value-type="float">
            <text:p>1175974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G$1:.G$1048576] )" office:value-type="float" office:value="5317332" calcext:value-type="float">
            <text:p>5317332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K$1:.K$1048576] )" office:value-type="float" office:value="1170244" calcext:value-type="float">
            <text:p>11702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in</text:p>
          </table:table-cell>
          <table:table-cell table:formula="of:=MIN([.C$1:.C$1048576] )" office:value-type="float" office:value="-4022873" calcext:value-type="float">
            <text:p>-402287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G$1:.G$1048576] )" office:value-type="float" office:value="-1946254" calcext:value-type="float">
            <text:p>-19462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K$1:.K$1048576] )" office:value-type="float" office:value="-4680751" calcext:value-type="float">
            <text:p>-4680751</text:p>
          </table:table-cell>
          <table:table-cell table:number-columns-repeated="3"/>
          <table:table-cell table:style-name="ce2" office:value-type="string" calcext:value-type="string">
            <text:p>    gain_AD8428 = 2000.0    factor = 3.3/(2.0**23)/gain_AD8428 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factor</text:p>
          </table:table-cell>
          <table:table-cell table:style-name="ce2" table:formula="of:=(3.3/(2^23))/2000" office:value-type="float" office:value="0.00000000019669532776" calcext:value-type="float">
            <text:p>1.96695327758789E-10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vor Instvers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357" calcext:value-type="float">
            <text:p>-36193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037" calcext:value-type="float">
            <text:p>-4460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473" calcext:value-type="float">
            <text:p>-445473</text:p>
          </table:table-cell>
          <table:table-cell/>
          <table:table-cell office:value-type="string" calcext:value-type="string">
            <text:p>max</text:p>
          </table:table-cell>
          <table:table-cell table:formula="of:=[.F5]*[.N9]" office:value-type="float" office:value="0.0010458943605423" calcext:value-type="float">
            <text:p>0.001045894360542</text:p>
          </table:table-cell>
          <table:table-cell table:formula="of:=[.N11]*2000" office:value-type="float" office:value="2.09178872108459" calcext:value-type="float">
            <text:p>2.09178872108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336" calcext:value-type="float">
            <text:p>-4022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829" calcext:value-type="float">
            <text:p>-4458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448" calcext:value-type="float">
            <text:p>-445448</text:p>
          </table:table-cell>
          <table:table-cell/>
          <table:table-cell office:value-type="string" calcext:value-type="string">
            <text:p>min</text:p>
          </table:table-cell>
          <table:table-cell table:formula="of:=[.N9]*[.J6]" office:value-type="float" office:value="-0.00092068185210228" calcext:value-type="float">
            <text:p>-0.000920681852102</text:p>
          </table:table-cell>
          <table:table-cell table:formula="of:=[.N12]*2000" office:value-type="float" office:value="-1.84136370420456" calcext:value-type="float">
            <text:p>-1.841363704204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311" calcext:value-type="float">
            <text:p>-36193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95" calcext:value-type="float">
            <text:p>-4458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410" calcext:value-type="float">
            <text:p>-4454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665" calcext:value-type="float">
            <text:p>-4022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241" calcext:value-type="float">
            <text:p>-446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827" calcext:value-type="float">
            <text:p>-4458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226" calcext:value-type="float">
            <text:p>-36192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145" calcext:value-type="float">
            <text:p>-4461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772" calcext:value-type="float">
            <text:p>-4457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362" calcext:value-type="float">
            <text:p>-4022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971" calcext:value-type="float">
            <text:p>-445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194" calcext:value-type="float">
            <text:p>-44619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019" calcext:value-type="float">
            <text:p>-36190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257" calcext:value-type="float">
            <text:p>-4462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775" calcext:value-type="float">
            <text:p>-4457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445" calcext:value-type="float">
            <text:p>-4022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976" calcext:value-type="float">
            <text:p>-445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136" calcext:value-type="float">
            <text:p>-44613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221" calcext:value-type="float">
            <text:p>-36192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153" calcext:value-type="float">
            <text:p>-446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76" calcext:value-type="float">
            <text:p>-4458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1930" calcext:value-type="float">
            <text:p>-40219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514" calcext:value-type="float">
            <text:p>-4465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384" calcext:value-type="float">
            <text:p>-44538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8728" calcext:value-type="float">
            <text:p>-36187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312" calcext:value-type="float">
            <text:p>-4463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914" calcext:value-type="float">
            <text:p>-4459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299" calcext:value-type="float">
            <text:p>-4022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170" calcext:value-type="float">
            <text:p>-446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526" calcext:value-type="float">
            <text:p>-4455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8846" calcext:value-type="float">
            <text:p>-36188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153" calcext:value-type="float">
            <text:p>-446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707" calcext:value-type="float">
            <text:p>-4457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740" calcext:value-type="float">
            <text:p>-40227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195" calcext:value-type="float">
            <text:p>-446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039" calcext:value-type="float">
            <text:p>-4460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055" calcext:value-type="float">
            <text:p>-36190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206" calcext:value-type="float">
            <text:p>-4462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08" calcext:value-type="float">
            <text:p>-4458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587" calcext:value-type="float">
            <text:p>-4022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738" calcext:value-type="float">
            <text:p>-445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093" calcext:value-type="float">
            <text:p>-44609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353" calcext:value-type="float">
            <text:p>-36193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699" calcext:value-type="float">
            <text:p>-4456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77" calcext:value-type="float">
            <text:p>-4458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176" calcext:value-type="float">
            <text:p>-4022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897" calcext:value-type="float">
            <text:p>-445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599" calcext:value-type="float">
            <text:p>-4455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110" calcext:value-type="float">
            <text:p>-36191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98" calcext:value-type="float">
            <text:p>-4458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288" calcext:value-type="float">
            <text:p>-4452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135" calcext:value-type="float">
            <text:p>-40221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938" calcext:value-type="float">
            <text:p>-4459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809" calcext:value-type="float">
            <text:p>-4458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234" calcext:value-type="float">
            <text:p>-3619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28" calcext:value-type="float">
            <text:p>-4458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880" calcext:value-type="float">
            <text:p>-445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873" calcext:value-type="float">
            <text:p>-4022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423" calcext:value-type="float">
            <text:p>-4454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471" calcext:value-type="float">
            <text:p>-44547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8894" calcext:value-type="float">
            <text:p>-36188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005" calcext:value-type="float">
            <text:p>-4460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677" calcext:value-type="float">
            <text:p>-4456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460" calcext:value-type="float">
            <text:p>-40224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057" calcext:value-type="float">
            <text:p>-446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623" calcext:value-type="float">
            <text:p>-4456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8895" calcext:value-type="float">
            <text:p>-36188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090" calcext:value-type="float">
            <text:p>-4460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195" calcext:value-type="float">
            <text:p>-4461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482" calcext:value-type="float">
            <text:p>-4022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990" calcext:value-type="float">
            <text:p>-4459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214" calcext:value-type="float">
            <text:p>-4462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165" calcext:value-type="float">
            <text:p>-36191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998" calcext:value-type="float">
            <text:p>-4459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022" calcext:value-type="float">
            <text:p>-4460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546" calcext:value-type="float">
            <text:p>-4022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140" calcext:value-type="float">
            <text:p>-4461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758" calcext:value-type="float">
            <text:p>-44575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271" calcext:value-type="float">
            <text:p>-36192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507" calcext:value-type="float">
            <text:p>-4465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773" calcext:value-type="float">
            <text:p>-4457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465" calcext:value-type="float">
            <text:p>-4022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242" calcext:value-type="float">
            <text:p>-446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697" calcext:value-type="float">
            <text:p>-44569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322" calcext:value-type="float">
            <text:p>-36193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295" calcext:value-type="float">
            <text:p>-4462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386" calcext:value-type="float">
            <text:p>-4453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517" calcext:value-type="float">
            <text:p>-4022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604" calcext:value-type="float">
            <text:p>-446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551" calcext:value-type="float">
            <text:p>-4455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8833" calcext:value-type="float">
            <text:p>-36188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054" calcext:value-type="float">
            <text:p>-446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223" calcext:value-type="float">
            <text:p>-4452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330" calcext:value-type="float">
            <text:p>-40223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386" calcext:value-type="float">
            <text:p>-446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631" calcext:value-type="float">
            <text:p>-4456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277" calcext:value-type="float">
            <text:p>-36192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234" calcext:value-type="float">
            <text:p>-446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382" calcext:value-type="float">
            <text:p>-4453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326" calcext:value-type="float">
            <text:p>-4022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903" calcext:value-type="float">
            <text:p>-445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726" calcext:value-type="float">
            <text:p>-4457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175" calcext:value-type="float">
            <text:p>-3619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599" calcext:value-type="float">
            <text:p>-4465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628" calcext:value-type="float">
            <text:p>-4456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483" calcext:value-type="float">
            <text:p>-4022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477" calcext:value-type="float">
            <text:p>-446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5305" calcext:value-type="float">
            <text:p>-445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619328" calcext:value-type="float">
            <text:p>-3619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6424" calcext:value-type="float">
            <text:p>-4464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445496" calcext:value-type="float">
            <text:p>-4454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022313" calcext:value-type="float">
            <text:p>-4022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699" calcext:value-type="float">
            <text:p>-446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-446422" calcext:value-type="float">
            <text:p>-4464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237" calcext:value-type="float">
            <text:p>-36192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676" calcext:value-type="float">
            <text:p>-446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645" calcext:value-type="float">
            <text:p>-4456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72" calcext:value-type="float">
            <text:p>-3243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262" calcext:value-type="float">
            <text:p>-446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86" calcext:value-type="float">
            <text:p>-44598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92" calcext:value-type="float">
            <text:p>-3619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19" calcext:value-type="float">
            <text:p>-446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154" calcext:value-type="float">
            <text:p>-4451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095" calcext:value-type="float">
            <text:p>-3243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390" calcext:value-type="float">
            <text:p>-4463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672" calcext:value-type="float">
            <text:p>-4456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739" calcext:value-type="float">
            <text:p>-3618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760" calcext:value-type="float">
            <text:p>-446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643" calcext:value-type="float">
            <text:p>-4456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093" calcext:value-type="float">
            <text:p>-3243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006" calcext:value-type="float">
            <text:p>-446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844" calcext:value-type="float">
            <text:p>-4458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63" calcext:value-type="float">
            <text:p>-3619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061" calcext:value-type="float">
            <text:p>-446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570" calcext:value-type="float">
            <text:p>-44557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588" calcext:value-type="float">
            <text:p>-32435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459" calcext:value-type="float">
            <text:p>-446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520" calcext:value-type="float">
            <text:p>-4455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654" calcext:value-type="float">
            <text:p>-3618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22" calcext:value-type="float">
            <text:p>-446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488" calcext:value-type="float">
            <text:p>-4454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054" calcext:value-type="float">
            <text:p>-3243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553" calcext:value-type="float">
            <text:p>-446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884" calcext:value-type="float">
            <text:p>-4458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46" calcext:value-type="float">
            <text:p>-36190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361" calcext:value-type="float">
            <text:p>-446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668" calcext:value-type="float">
            <text:p>-4456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596" calcext:value-type="float">
            <text:p>-3243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06" calcext:value-type="float">
            <text:p>-445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290" calcext:value-type="float">
            <text:p>-44529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805" calcext:value-type="float">
            <text:p>-3618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553" calcext:value-type="float">
            <text:p>-445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634" calcext:value-type="float">
            <text:p>-4456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18" calcext:value-type="float">
            <text:p>-3243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34" calcext:value-type="float">
            <text:p>-445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738" calcext:value-type="float">
            <text:p>-4457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14" calcext:value-type="float">
            <text:p>-3619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80" calcext:value-type="float">
            <text:p>-4462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643" calcext:value-type="float">
            <text:p>-4456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075" calcext:value-type="float">
            <text:p>-3243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44" calcext:value-type="float">
            <text:p>-445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106" calcext:value-type="float">
            <text:p>-4461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12" calcext:value-type="float">
            <text:p>-3619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918" calcext:value-type="float">
            <text:p>-4459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743" calcext:value-type="float">
            <text:p>-4457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31" calcext:value-type="float">
            <text:p>-3243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89" calcext:value-type="float">
            <text:p>-4459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12" calcext:value-type="float">
            <text:p>-4459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632" calcext:value-type="float">
            <text:p>-3618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732" calcext:value-type="float">
            <text:p>-4457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72" calcext:value-type="float">
            <text:p>-4462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2656" calcext:value-type="float">
            <text:p>-3242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870" calcext:value-type="float">
            <text:p>-445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588" calcext:value-type="float">
            <text:p>-4455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962" calcext:value-type="float">
            <text:p>-3618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829" calcext:value-type="float">
            <text:p>-445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425" calcext:value-type="float">
            <text:p>-4464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562" calcext:value-type="float">
            <text:p>-3243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194" calcext:value-type="float">
            <text:p>-446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039" calcext:value-type="float">
            <text:p>-4460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302" calcext:value-type="float">
            <text:p>-3619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969" calcext:value-type="float">
            <text:p>-4459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732" calcext:value-type="float">
            <text:p>-4457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68" calcext:value-type="float">
            <text:p>-3243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347" calcext:value-type="float">
            <text:p>-446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172" calcext:value-type="float">
            <text:p>-4461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316" calcext:value-type="float">
            <text:p>-3619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000" calcext:value-type="float">
            <text:p>-446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571" calcext:value-type="float">
            <text:p>-4455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248" calcext:value-type="float">
            <text:p>-32432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203" calcext:value-type="float">
            <text:p>-4462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116" calcext:value-type="float">
            <text:p>-4461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901" calcext:value-type="float">
            <text:p>-361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385" calcext:value-type="float">
            <text:p>-446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36" calcext:value-type="float">
            <text:p>-4461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249" calcext:value-type="float">
            <text:p>-3243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40" calcext:value-type="float">
            <text:p>-4459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034" calcext:value-type="float">
            <text:p>-4460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058" calcext:value-type="float">
            <text:p>-36190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405" calcext:value-type="float">
            <text:p>-4464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91" calcext:value-type="float">
            <text:p>-4461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233" calcext:value-type="float">
            <text:p>-3243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668" calcext:value-type="float">
            <text:p>-445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84" calcext:value-type="float">
            <text:p>-4459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162" calcext:value-type="float">
            <text:p>-36191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20" calcext:value-type="float">
            <text:p>-4462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54" calcext:value-type="float">
            <text:p>-4462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835" calcext:value-type="float">
            <text:p>-32438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078" calcext:value-type="float">
            <text:p>-446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678" calcext:value-type="float">
            <text:p>-4456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130" calcext:value-type="float">
            <text:p>-3619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5842" calcext:value-type="float">
            <text:p>-445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64" calcext:value-type="float">
            <text:p>-4462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696" calcext:value-type="float">
            <text:p>-3243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418" calcext:value-type="float">
            <text:p>-4464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71" calcext:value-type="float">
            <text:p>-4459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9101" calcext:value-type="float">
            <text:p>-3619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41" calcext:value-type="float">
            <text:p>-446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75" calcext:value-type="float">
            <text:p>-4462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09" calcext:value-type="float">
            <text:p>-3243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691" calcext:value-type="float">
            <text:p>-445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243" calcext:value-type="float">
            <text:p>-4462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665" calcext:value-type="float">
            <text:p>-3618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359" calcext:value-type="float">
            <text:p>-446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197" calcext:value-type="float">
            <text:p>-4461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258" calcext:value-type="float">
            <text:p>-3243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954" calcext:value-type="float">
            <text:p>-4459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5814" calcext:value-type="float">
            <text:p>-4458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618976" calcext:value-type="float">
            <text:p>-3618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439" calcext:value-type="float">
            <text:p>-446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6298" calcext:value-type="float">
            <text:p>-4462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3243100" calcext:value-type="float">
            <text:p>-3243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339" calcext:value-type="float">
            <text:p>-446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-446073" calcext:value-type="float">
            <text:p>-4460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175" calcext:value-type="float">
            <text:p>-450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377" calcext:value-type="float">
            <text:p>-830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7937" calcext:value-type="float">
            <text:p>-46679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419" calcext:value-type="float">
            <text:p>-450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58281" calcext:value-type="float">
            <text:p>-46582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206" calcext:value-type="float">
            <text:p>-8302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55980" calcext:value-type="float">
            <text:p>-46559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379" calcext:value-type="float">
            <text:p>-4503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56594" calcext:value-type="float">
            <text:p>-46565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413" calcext:value-type="float">
            <text:p>-8304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59978" calcext:value-type="float">
            <text:p>-46599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479" calcext:value-type="float">
            <text:p>-450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7599" calcext:value-type="float">
            <text:p>-46675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29745" calcext:value-type="float">
            <text:p>-829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626" calcext:value-type="float">
            <text:p>-450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445" calcext:value-type="float">
            <text:p>-8304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351" calcext:value-type="float">
            <text:p>-450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701" calcext:value-type="float">
            <text:p>-8307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527" calcext:value-type="float">
            <text:p>-450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638" calcext:value-type="float">
            <text:p>-8306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071" calcext:value-type="float">
            <text:p>-4500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080" calcext:value-type="float">
            <text:p>-8300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327" calcext:value-type="float">
            <text:p>-4503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370" calcext:value-type="float">
            <text:p>-8303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184" calcext:value-type="float">
            <text:p>-4501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050" calcext:value-type="float">
            <text:p>-8300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311" calcext:value-type="float">
            <text:p>-4503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261" calcext:value-type="float">
            <text:p>-8302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119" calcext:value-type="float">
            <text:p>-450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396" calcext:value-type="float">
            <text:p>-8303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425" calcext:value-type="float">
            <text:p>-4504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463" calcext:value-type="float">
            <text:p>-830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271" calcext:value-type="float">
            <text:p>-450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672" calcext:value-type="float">
            <text:p>-830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531" calcext:value-type="float">
            <text:p>-450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559" calcext:value-type="float">
            <text:p>-8305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531" calcext:value-type="float">
            <text:p>-450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539" calcext:value-type="float">
            <text:p>-830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953" calcext:value-type="float">
            <text:p>-4509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301" calcext:value-type="float">
            <text:p>-830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563" calcext:value-type="float">
            <text:p>-450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599" calcext:value-type="float">
            <text:p>-830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934" calcext:value-type="float">
            <text:p>-4509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547" calcext:value-type="float">
            <text:p>-8305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50511" calcext:value-type="float">
            <text:p>-450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830762" calcext:value-type="float">
            <text:p>-830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544" calcext:value-type="float">
            <text:p>-4505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194" calcext:value-type="float">
            <text:p>-74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444" calcext:value-type="float">
            <text:p>-4504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459" calcext:value-type="float">
            <text:p>-744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378" calcext:value-type="float">
            <text:p>-450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5135" calcext:value-type="float">
            <text:p>-751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884" calcext:value-type="float">
            <text:p>-4508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802" calcext:value-type="float">
            <text:p>-748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433" calcext:value-type="float">
            <text:p>-450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5076" calcext:value-type="float">
            <text:p>-750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460" calcext:value-type="float">
            <text:p>-4504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681" calcext:value-type="float">
            <text:p>-746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755" calcext:value-type="float">
            <text:p>-4507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793" calcext:value-type="float">
            <text:p>-74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342" calcext:value-type="float">
            <text:p>-450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804" calcext:value-type="float">
            <text:p>-748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691" calcext:value-type="float">
            <text:p>-4506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675" calcext:value-type="float">
            <text:p>-74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325" calcext:value-type="float">
            <text:p>-450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5329" calcext:value-type="float">
            <text:p>-753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622" calcext:value-type="float">
            <text:p>-4506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436" calcext:value-type="float">
            <text:p>-744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426" calcext:value-type="float">
            <text:p>-4504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727" calcext:value-type="float">
            <text:p>-74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568" calcext:value-type="float">
            <text:p>-4505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616" calcext:value-type="float">
            <text:p>-74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484" calcext:value-type="float">
            <text:p>-450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68269" calcext:value-type="float">
            <text:p>-46682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334" calcext:value-type="float">
            <text:p>-743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69420" calcext:value-type="float">
            <text:p>-46694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049" calcext:value-type="float">
            <text:p>-4500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71839" calcext:value-type="float">
            <text:p>-46718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623" calcext:value-type="float">
            <text:p>-746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75740" calcext:value-type="float">
            <text:p>-46757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554" calcext:value-type="float">
            <text:p>-4505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76030" calcext:value-type="float">
            <text:p>-46760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745" calcext:value-type="float">
            <text:p>-74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77277" calcext:value-type="float">
            <text:p>-46772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092" calcext:value-type="float">
            <text:p>-4500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79461" calcext:value-type="float">
            <text:p>-46794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892" calcext:value-type="float">
            <text:p>-748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77603" calcext:value-type="float">
            <text:p>-46776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391" calcext:value-type="float">
            <text:p>-4503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78043" calcext:value-type="float">
            <text:p>-46780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572" calcext:value-type="float">
            <text:p>-745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80751" calcext:value-type="float">
            <text:p>-46807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151" calcext:value-type="float">
            <text:p>-4501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79600" calcext:value-type="float">
            <text:p>-46796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759" calcext:value-type="float">
            <text:p>-747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80751" calcext:value-type="float">
            <text:p>-46807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0514" calcext:value-type="float">
            <text:p>-450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680612" calcext:value-type="float">
            <text:p>-46806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74940" calcext:value-type="float">
            <text:p>-749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5317332" calcext:value-type="float">
            <text:p>53173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95" calcext:value-type="float">
            <text:p>4095</text:p>
          </table:table-cell>
          <table:table-cell office:value-type="float" office:value="-4680751" calcext:value-type="float">
            <text:p>-46807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008" calcext:value-type="float">
            <text:p>-10500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0886" calcext:value-type="float">
            <text:p>-10808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387" calcext:value-type="float">
            <text:p>-10823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473" calcext:value-type="float">
            <text:p>-14334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158" calcext:value-type="float">
            <text:p>-1465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163" calcext:value-type="float">
            <text:p>-14661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613" calcext:value-type="float">
            <text:p>-10506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066" calcext:value-type="float">
            <text:p>-10810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146" calcext:value-type="float">
            <text:p>-10821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714" calcext:value-type="float">
            <text:p>-1433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921" calcext:value-type="float">
            <text:p>-1464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061" calcext:value-type="float">
            <text:p>-14660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984" calcext:value-type="float">
            <text:p>-10499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289" calcext:value-type="float">
            <text:p>-10812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597" calcext:value-type="float">
            <text:p>-10825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035" calcext:value-type="float">
            <text:p>-1434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639" calcext:value-type="float">
            <text:p>-14646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918" calcext:value-type="float">
            <text:p>-14659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238" calcext:value-type="float">
            <text:p>-10502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320" calcext:value-type="float">
            <text:p>-1081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555" calcext:value-type="float">
            <text:p>-10825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556" calcext:value-type="float">
            <text:p>-14335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038" calcext:value-type="float">
            <text:p>-14650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096" calcext:value-type="float">
            <text:p>-14660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226" calcext:value-type="float">
            <text:p>-1050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0702" calcext:value-type="float">
            <text:p>-10807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356" calcext:value-type="float">
            <text:p>-10823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241" calcext:value-type="float">
            <text:p>-1434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713" calcext:value-type="float">
            <text:p>-1464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929" calcext:value-type="float">
            <text:p>-14659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125" calcext:value-type="float">
            <text:p>-10501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569" calcext:value-type="float">
            <text:p>-10815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839" calcext:value-type="float">
            <text:p>-10828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227" calcext:value-type="float">
            <text:p>-14342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207" calcext:value-type="float">
            <text:p>-14652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187" calcext:value-type="float">
            <text:p>-14661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590" calcext:value-type="float">
            <text:p>-10505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261" calcext:value-type="float">
            <text:p>-1081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820" calcext:value-type="float">
            <text:p>-10828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137" calcext:value-type="float">
            <text:p>-14341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866" calcext:value-type="float">
            <text:p>-14648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503" calcext:value-type="float">
            <text:p>-14665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445" calcext:value-type="float">
            <text:p>-10504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623" calcext:value-type="float">
            <text:p>-10816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488" calcext:value-type="float">
            <text:p>-10824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712" calcext:value-type="float">
            <text:p>-14337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245" calcext:value-type="float">
            <text:p>-14652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702" calcext:value-type="float">
            <text:p>-14667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881" calcext:value-type="float">
            <text:p>-10508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590" calcext:value-type="float">
            <text:p>-10815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616" calcext:value-type="float">
            <text:p>-10826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819" calcext:value-type="float">
            <text:p>-1433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014" calcext:value-type="float">
            <text:p>-1465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896" calcext:value-type="float">
            <text:p>-14668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424" calcext:value-type="float">
            <text:p>-10504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285" calcext:value-type="float">
            <text:p>-10812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3200" calcext:value-type="float">
            <text:p>-1083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082" calcext:value-type="float">
            <text:p>-1434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316" calcext:value-type="float">
            <text:p>-14653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836" calcext:value-type="float">
            <text:p>-14668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344" calcext:value-type="float">
            <text:p>-10503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363" calcext:value-type="float">
            <text:p>-10813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797" calcext:value-type="float">
            <text:p>-10827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734" calcext:value-type="float">
            <text:p>-14337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325" calcext:value-type="float">
            <text:p>-14653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902" calcext:value-type="float">
            <text:p>-14669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887" calcext:value-type="float">
            <text:p>-10498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353" calcext:value-type="float">
            <text:p>-10813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587" calcext:value-type="float">
            <text:p>-1082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812" calcext:value-type="float">
            <text:p>-1433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214" calcext:value-type="float">
            <text:p>-1465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776" calcext:value-type="float">
            <text:p>-14667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873" calcext:value-type="float">
            <text:p>-10498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0611" calcext:value-type="float">
            <text:p>-10806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772" calcext:value-type="float">
            <text:p>-10827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332" calcext:value-type="float">
            <text:p>-14343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778" calcext:value-type="float">
            <text:p>-1464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450" calcext:value-type="float">
            <text:p>-14664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750" calcext:value-type="float">
            <text:p>-10497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335" calcext:value-type="float">
            <text:p>-10813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578" calcext:value-type="float">
            <text:p>-10825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536" calcext:value-type="float">
            <text:p>-14345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971" calcext:value-type="float">
            <text:p>-1464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297" calcext:value-type="float">
            <text:p>-14662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055" calcext:value-type="float">
            <text:p>-1050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096" calcext:value-type="float">
            <text:p>-10810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498" calcext:value-type="float">
            <text:p>-10824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740" calcext:value-type="float">
            <text:p>-14337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691" calcext:value-type="float">
            <text:p>-14646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430" calcext:value-type="float">
            <text:p>-146643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325" calcext:value-type="float">
            <text:p>-10503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378" calcext:value-type="float">
            <text:p>-10813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3089" calcext:value-type="float">
            <text:p>-10830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360" calcext:value-type="float">
            <text:p>-14333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846" calcext:value-type="float">
            <text:p>-14648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940" calcext:value-type="float">
            <text:p>-14669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781" calcext:value-type="float">
            <text:p>-10497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145" calcext:value-type="float">
            <text:p>-1081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995" calcext:value-type="float">
            <text:p>-10829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4026" calcext:value-type="float">
            <text:p>-14340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4626" calcext:value-type="float">
            <text:p>-14646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607" calcext:value-type="float">
            <text:p>-14666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074" calcext:value-type="float">
            <text:p>-10500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0976" calcext:value-type="float">
            <text:p>-10809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2917" calcext:value-type="float">
            <text:p>-10829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636" calcext:value-type="float">
            <text:p>-14336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102" calcext:value-type="float">
            <text:p>-1465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670" calcext:value-type="float">
            <text:p>-146667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50025" calcext:value-type="float">
            <text:p>-1050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433" calcext:value-type="float">
            <text:p>-10814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3273" calcext:value-type="float">
            <text:p>-10832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843" calcext:value-type="float">
            <text:p>-14338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115" calcext:value-type="float">
            <text:p>-14651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736" calcext:value-type="float">
            <text:p>-14667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49945" calcext:value-type="float">
            <text:p>-10499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1171" calcext:value-type="float">
            <text:p>-10811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83077" calcext:value-type="float">
            <text:p>-10830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33357" calcext:value-type="float">
            <text:p>-1433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5511" calcext:value-type="float">
            <text:p>-1465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95" calcext:value-type="float">
            <text:p>4095</text:p>
          </table:table-cell>
          <table:table-cell office:value-type="float" office:value="-1466368" calcext:value-type="float">
            <text:p>-14663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042" calcext:value-type="float">
            <text:p>-10500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48" calcext:value-type="float">
            <text:p>-1081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631" calcext:value-type="float">
            <text:p>-10826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1877" calcext:value-type="float">
            <text:p>-6718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647" calcext:value-type="float">
            <text:p>-7036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074" calcext:value-type="float">
            <text:p>-7050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809" calcext:value-type="float">
            <text:p>-10498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04" calcext:value-type="float">
            <text:p>-1081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3052" calcext:value-type="float">
            <text:p>-10830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34" calcext:value-type="float">
            <text:p>-6723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499" calcext:value-type="float">
            <text:p>-7034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835" calcext:value-type="float">
            <text:p>-7048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959" calcext:value-type="float">
            <text:p>-10499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570" calcext:value-type="float">
            <text:p>-10805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752" calcext:value-type="float">
            <text:p>-10827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225" calcext:value-type="float">
            <text:p>-6722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413" calcext:value-type="float">
            <text:p>-7034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447" calcext:value-type="float">
            <text:p>-7054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044" calcext:value-type="float">
            <text:p>-10500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28" calcext:value-type="float">
            <text:p>-10810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935" calcext:value-type="float">
            <text:p>-10829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273" calcext:value-type="float">
            <text:p>-672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965" calcext:value-type="float">
            <text:p>-7039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178" calcext:value-type="float">
            <text:p>-7051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778" calcext:value-type="float">
            <text:p>-1049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271" calcext:value-type="float">
            <text:p>-1081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3057" calcext:value-type="float">
            <text:p>-10830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284" calcext:value-type="float">
            <text:p>-6722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734" calcext:value-type="float">
            <text:p>-703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359" calcext:value-type="float">
            <text:p>-7053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884" calcext:value-type="float">
            <text:p>-10498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79" calcext:value-type="float">
            <text:p>-10810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3189" calcext:value-type="float">
            <text:p>-10831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12" calcext:value-type="float">
            <text:p>-6723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211" calcext:value-type="float">
            <text:p>-703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493" calcext:value-type="float">
            <text:p>-7054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570" calcext:value-type="float">
            <text:p>-10495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162" calcext:value-type="float">
            <text:p>-10811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725" calcext:value-type="float">
            <text:p>-10827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48" calcext:value-type="float">
            <text:p>-6723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679" calcext:value-type="float">
            <text:p>-7036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760" calcext:value-type="float">
            <text:p>-7047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717" calcext:value-type="float">
            <text:p>-10497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46" calcext:value-type="float">
            <text:p>-10810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948" calcext:value-type="float">
            <text:p>-10829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527" calcext:value-type="float">
            <text:p>-672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962" calcext:value-type="float">
            <text:p>-7029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404" calcext:value-type="float">
            <text:p>-7054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762" calcext:value-type="float">
            <text:p>-10497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293" calcext:value-type="float">
            <text:p>-10812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873" calcext:value-type="float">
            <text:p>-10828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098" calcext:value-type="float">
            <text:p>-6720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188" calcext:value-type="float">
            <text:p>-703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5220" calcext:value-type="float">
            <text:p>-7052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989" calcext:value-type="float">
            <text:p>-10499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939" calcext:value-type="float">
            <text:p>-10809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299" calcext:value-type="float">
            <text:p>-10822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431" calcext:value-type="float">
            <text:p>-6724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979" calcext:value-type="float">
            <text:p>-7029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789" calcext:value-type="float">
            <text:p>-7047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101" calcext:value-type="float">
            <text:p>-10501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951" calcext:value-type="float">
            <text:p>-10809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3172" calcext:value-type="float">
            <text:p>-10831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474" calcext:value-type="float">
            <text:p>-672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472" calcext:value-type="float">
            <text:p>-7034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845" calcext:value-type="float">
            <text:p>-7048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49622" calcext:value-type="float">
            <text:p>-10496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833" calcext:value-type="float">
            <text:p>-10808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440" calcext:value-type="float">
            <text:p>-10824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595" calcext:value-type="float">
            <text:p>-6725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549" calcext:value-type="float">
            <text:p>-7035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760" calcext:value-type="float">
            <text:p>-7047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364" calcext:value-type="float">
            <text:p>-1050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876" calcext:value-type="float">
            <text:p>-10808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592" calcext:value-type="float">
            <text:p>-10825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547" calcext:value-type="float">
            <text:p>-6725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3330" calcext:value-type="float">
            <text:p>-7033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770" calcext:value-type="float">
            <text:p>-7047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597" calcext:value-type="float">
            <text:p>-10505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925" calcext:value-type="float">
            <text:p>-10809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629" calcext:value-type="float">
            <text:p>-108262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00" calcext:value-type="float">
            <text:p>-6723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868" calcext:value-type="float">
            <text:p>-7028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973" calcext:value-type="float">
            <text:p>-7049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160" calcext:value-type="float">
            <text:p>-10501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712" calcext:value-type="float">
            <text:p>-10807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776" calcext:value-type="float">
            <text:p>-10827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465" calcext:value-type="float">
            <text:p>-6724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942" calcext:value-type="float">
            <text:p>-7029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755" calcext:value-type="float">
            <text:p>-7047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321" calcext:value-type="float">
            <text:p>-10503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275" calcext:value-type="float">
            <text:p>-1080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409" calcext:value-type="float">
            <text:p>-10824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94" calcext:value-type="float">
            <text:p>-6723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769" calcext:value-type="float">
            <text:p>-702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504" calcext:value-type="float">
            <text:p>-704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354" calcext:value-type="float">
            <text:p>-1050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1013" calcext:value-type="float">
            <text:p>-1081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511" calcext:value-type="float">
            <text:p>-10825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338" calcext:value-type="float">
            <text:p>-6723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884" calcext:value-type="float">
            <text:p>-7028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314" calcext:value-type="float">
            <text:p>-7043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274" calcext:value-type="float">
            <text:p>-10502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403" calcext:value-type="float">
            <text:p>-10804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568" calcext:value-type="float">
            <text:p>-10825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2519" calcext:value-type="float">
            <text:p>-6725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662" calcext:value-type="float">
            <text:p>-7026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453" calcext:value-type="float">
            <text:p>-70445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388" calcext:value-type="float">
            <text:p>-10503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800" calcext:value-type="float">
            <text:p>-1080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498" calcext:value-type="float">
            <text:p>-10824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1987" calcext:value-type="float">
            <text:p>-6719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850" calcext:value-type="float">
            <text:p>-7028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903" calcext:value-type="float">
            <text:p>-7049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50377" calcext:value-type="float">
            <text:p>-10503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0737" calcext:value-type="float">
            <text:p>-10807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82384" calcext:value-type="float">
            <text:p>-10823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671601" calcext:value-type="float">
            <text:p>-6716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2343" calcext:value-type="float">
            <text:p>-7023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95" calcext:value-type="float">
            <text:p>4095</text:p>
          </table:table-cell>
          <table:table-cell office:value-type="float" office:value="-704445" calcext:value-type="float">
            <text:p>-7044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196" calcext:value-type="float">
            <text:p>789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441" calcext:value-type="float">
            <text:p>784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037" calcext:value-type="float">
            <text:p>7840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917" calcext:value-type="float">
            <text:p>4079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467" calcext:value-type="float">
            <text:p>4024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952" calcext:value-type="float">
            <text:p>4029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02" calcext:value-type="float">
            <text:p>7892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621" calcext:value-type="float">
            <text:p>7836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499" calcext:value-type="float">
            <text:p>7834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050" calcext:value-type="float">
            <text:p>4080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839" calcext:value-type="float">
            <text:p>4028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993" calcext:value-type="float">
            <text:p>4029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32" calcext:value-type="float">
            <text:p>789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771" calcext:value-type="float">
            <text:p>7837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839" calcext:value-type="float">
            <text:p>7838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998" calcext:value-type="float">
            <text:p>4079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796" calcext:value-type="float">
            <text:p>4027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170" calcext:value-type="float">
            <text:p>4021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463" calcext:value-type="float">
            <text:p>7894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172" calcext:value-type="float">
            <text:p>7841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557" calcext:value-type="float">
            <text:p>7835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727" calcext:value-type="float">
            <text:p>4077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758" calcext:value-type="float">
            <text:p>4027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512" calcext:value-type="float">
            <text:p>4025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423" calcext:value-type="float">
            <text:p>7894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250" calcext:value-type="float">
            <text:p>784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809" calcext:value-type="float">
            <text:p>7838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000" calcext:value-type="float">
            <text:p>408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105" calcext:value-type="float">
            <text:p>403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649" calcext:value-type="float">
            <text:p>4026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51" calcext:value-type="float">
            <text:p>7892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799" calcext:value-type="float">
            <text:p>7837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661" calcext:value-type="float">
            <text:p>7836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448" calcext:value-type="float">
            <text:p>4084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216" calcext:value-type="float">
            <text:p>4032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165" calcext:value-type="float">
            <text:p>4031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149" calcext:value-type="float">
            <text:p>7891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146" calcext:value-type="float">
            <text:p>7841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706" calcext:value-type="float">
            <text:p>7837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735" calcext:value-type="float">
            <text:p>4077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705" calcext:value-type="float">
            <text:p>4027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810" calcext:value-type="float">
            <text:p>4028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043" calcext:value-type="float">
            <text:p>7890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569" calcext:value-type="float">
            <text:p>7835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55" calcext:value-type="float">
            <text:p>7833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059" calcext:value-type="float">
            <text:p>4080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877" calcext:value-type="float">
            <text:p>4028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082" calcext:value-type="float">
            <text:p>4020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331" calcext:value-type="float">
            <text:p>789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03" calcext:value-type="float">
            <text:p>783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464" calcext:value-type="float">
            <text:p>78346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786" calcext:value-type="float">
            <text:p>4077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767" calcext:value-type="float">
            <text:p>4027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397" calcext:value-type="float">
            <text:p>4023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131" calcext:value-type="float">
            <text:p>7891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872" calcext:value-type="float">
            <text:p>7838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95" calcext:value-type="float">
            <text:p>7833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568" calcext:value-type="float">
            <text:p>4075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890" calcext:value-type="float">
            <text:p>4028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113" calcext:value-type="float">
            <text:p>4021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325" calcext:value-type="float">
            <text:p>7893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151" calcext:value-type="float">
            <text:p>7841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982" calcext:value-type="float">
            <text:p>7839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951" calcext:value-type="float">
            <text:p>4079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901" calcext:value-type="float">
            <text:p>4029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1816" calcext:value-type="float">
            <text:p>4018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647" calcext:value-type="float">
            <text:p>7896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279" calcext:value-type="float">
            <text:p>7842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08" calcext:value-type="float">
            <text:p>78330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018" calcext:value-type="float">
            <text:p>4080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111" calcext:value-type="float">
            <text:p>403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432" calcext:value-type="float">
            <text:p>4024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8700" calcext:value-type="float">
            <text:p>7887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014" calcext:value-type="float">
            <text:p>7840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01" calcext:value-type="float">
            <text:p>7833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169" calcext:value-type="float">
            <text:p>4081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144" calcext:value-type="float">
            <text:p>403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245" calcext:value-type="float">
            <text:p>4022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141" calcext:value-type="float">
            <text:p>7891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423" calcext:value-type="float">
            <text:p>7844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047" calcext:value-type="float">
            <text:p>7830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292" calcext:value-type="float">
            <text:p>4082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252" calcext:value-type="float">
            <text:p>403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128" calcext:value-type="float">
            <text:p>40212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464" calcext:value-type="float">
            <text:p>7894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149" calcext:value-type="float">
            <text:p>7841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540" calcext:value-type="float">
            <text:p>7835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045" calcext:value-type="float">
            <text:p>4080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216" calcext:value-type="float">
            <text:p>4032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214" calcext:value-type="float">
            <text:p>4022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304" calcext:value-type="float">
            <text:p>789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098" calcext:value-type="float">
            <text:p>7840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898" calcext:value-type="float">
            <text:p>7838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670" calcext:value-type="float">
            <text:p>4076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940" calcext:value-type="float">
            <text:p>4029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657" calcext:value-type="float">
            <text:p>4026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99" calcext:value-type="float">
            <text:p>7892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065" calcext:value-type="float">
            <text:p>7840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659" calcext:value-type="float">
            <text:p>78365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328" calcext:value-type="float">
            <text:p>408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289" calcext:value-type="float">
            <text:p>4032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385" calcext:value-type="float">
            <text:p>4023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160" calcext:value-type="float">
            <text:p>7891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955" calcext:value-type="float">
            <text:p>7839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743" calcext:value-type="float">
            <text:p>7837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327" calcext:value-type="float">
            <text:p>4083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195" calcext:value-type="float">
            <text:p>4031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220" calcext:value-type="float">
            <text:p>4022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48" calcext:value-type="float">
            <text:p>7892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512" calcext:value-type="float">
            <text:p>7845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306" calcext:value-type="float">
            <text:p>7833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8376" calcext:value-type="float">
            <text:p>4083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007" calcext:value-type="float">
            <text:p>403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204" calcext:value-type="float">
            <text:p>4022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220" calcext:value-type="float">
            <text:p>7892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268" calcext:value-type="float">
            <text:p>7842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554" calcext:value-type="float">
            <text:p>7835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7883" calcext:value-type="float">
            <text:p>4078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3023" calcext:value-type="float">
            <text:p>4030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95" calcext:value-type="float">
            <text:p>4095</text:p>
          </table:table-cell>
          <table:table-cell office:value-type="float" office:value="402424" calcext:value-type="float">
            <text:p>4024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56" calcext:value-type="float">
            <text:p>7893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181" calcext:value-type="float">
            <text:p>7841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068" calcext:value-type="float">
            <text:p>7830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545" calcext:value-type="float">
            <text:p>1175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656" calcext:value-type="float">
            <text:p>1170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629" calcext:value-type="float">
            <text:p>11696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8822" calcext:value-type="float">
            <text:p>7888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695" calcext:value-type="float">
            <text:p>7846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427" calcext:value-type="float">
            <text:p>7834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277" calcext:value-type="float">
            <text:p>11752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368" calcext:value-type="float">
            <text:p>11703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015" calcext:value-type="float">
            <text:p>11700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33" calcext:value-type="float">
            <text:p>789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857" calcext:value-type="float">
            <text:p>783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524" calcext:value-type="float">
            <text:p>7835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819" calcext:value-type="float">
            <text:p>11758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425" calcext:value-type="float">
            <text:p>1170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720" calcext:value-type="float">
            <text:p>11697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538" calcext:value-type="float">
            <text:p>7895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394" calcext:value-type="float">
            <text:p>7843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937" calcext:value-type="float">
            <text:p>78293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533" calcext:value-type="float">
            <text:p>11755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1111" calcext:value-type="float">
            <text:p>1171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820" calcext:value-type="float">
            <text:p>11698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147" calcext:value-type="float">
            <text:p>7891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550" calcext:value-type="float">
            <text:p>7845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533" calcext:value-type="float">
            <text:p>7835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818" calcext:value-type="float">
            <text:p>11758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599" calcext:value-type="float">
            <text:p>11705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894" calcext:value-type="float">
            <text:p>11698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421" calcext:value-type="float">
            <text:p>7894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138" calcext:value-type="float">
            <text:p>7841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112" calcext:value-type="float">
            <text:p>7831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967" calcext:value-type="float">
            <text:p>11759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934" calcext:value-type="float">
            <text:p>11709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644" calcext:value-type="float">
            <text:p>11696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258" calcext:value-type="float">
            <text:p>789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351" calcext:value-type="float">
            <text:p>7843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571" calcext:value-type="float">
            <text:p>7835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575" calcext:value-type="float">
            <text:p>11755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622" calcext:value-type="float">
            <text:p>11706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915" calcext:value-type="float">
            <text:p>11699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581" calcext:value-type="float">
            <text:p>7895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752" calcext:value-type="float">
            <text:p>7847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242" calcext:value-type="float">
            <text:p>7832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777" calcext:value-type="float">
            <text:p>11757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669" calcext:value-type="float">
            <text:p>11706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771" calcext:value-type="float">
            <text:p>11697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567" calcext:value-type="float">
            <text:p>7895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481" calcext:value-type="float">
            <text:p>7844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162" calcext:value-type="float">
            <text:p>7831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974" calcext:value-type="float">
            <text:p>1175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935" calcext:value-type="float">
            <text:p>1170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244" calcext:value-type="float">
            <text:p>11702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94" calcext:value-type="float">
            <text:p>7893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914" calcext:value-type="float">
            <text:p>7839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288" calcext:value-type="float">
            <text:p>7832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496" calcext:value-type="float">
            <text:p>11754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562" calcext:value-type="float">
            <text:p>11705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558" calcext:value-type="float">
            <text:p>11695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16" calcext:value-type="float">
            <text:p>7893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813" calcext:value-type="float">
            <text:p>783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055" calcext:value-type="float">
            <text:p>78305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809" calcext:value-type="float">
            <text:p>11758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680" calcext:value-type="float">
            <text:p>11706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610" calcext:value-type="float">
            <text:p>11696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8986" calcext:value-type="float">
            <text:p>7889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404" calcext:value-type="float">
            <text:p>7844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939" calcext:value-type="float">
            <text:p>7829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645" calcext:value-type="float">
            <text:p>11756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720" calcext:value-type="float">
            <text:p>11707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562" calcext:value-type="float">
            <text:p>11695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40" calcext:value-type="float">
            <text:p>7893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390" calcext:value-type="float">
            <text:p>7843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285" calcext:value-type="float">
            <text:p>78328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075" calcext:value-type="float">
            <text:p>1175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453" calcext:value-type="float">
            <text:p>11704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159" calcext:value-type="float">
            <text:p>11691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134" calcext:value-type="float">
            <text:p>7891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294" calcext:value-type="float">
            <text:p>7842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141" calcext:value-type="float">
            <text:p>7831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869" calcext:value-type="float">
            <text:p>11758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490" calcext:value-type="float">
            <text:p>11704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487" calcext:value-type="float">
            <text:p>11694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578" calcext:value-type="float">
            <text:p>7895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410" calcext:value-type="float">
            <text:p>7844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718" calcext:value-type="float">
            <text:p>78271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541" calcext:value-type="float">
            <text:p>11755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311" calcext:value-type="float">
            <text:p>11703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393" calcext:value-type="float">
            <text:p>11693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468" calcext:value-type="float">
            <text:p>7894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257" calcext:value-type="float">
            <text:p>7842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949" calcext:value-type="float">
            <text:p>7829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441" calcext:value-type="float">
            <text:p>11754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544" calcext:value-type="float">
            <text:p>11705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509" calcext:value-type="float">
            <text:p>11695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341" calcext:value-type="float">
            <text:p>7893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194" calcext:value-type="float">
            <text:p>7841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842" calcext:value-type="float">
            <text:p>7828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568" calcext:value-type="float">
            <text:p>11755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694" calcext:value-type="float">
            <text:p>11706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499" calcext:value-type="float">
            <text:p>11694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422" calcext:value-type="float">
            <text:p>7894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153" calcext:value-type="float">
            <text:p>7841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112" calcext:value-type="float">
            <text:p>7831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397" calcext:value-type="float">
            <text:p>11753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572" calcext:value-type="float">
            <text:p>11705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360" calcext:value-type="float">
            <text:p>11693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437" calcext:value-type="float">
            <text:p>789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237" calcext:value-type="float">
            <text:p>784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2386" calcext:value-type="float">
            <text:p>78238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822" calcext:value-type="float">
            <text:p>11758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516" calcext:value-type="float">
            <text:p>1170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099" calcext:value-type="float">
            <text:p>11690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9270" calcext:value-type="float">
            <text:p>7892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4129" calcext:value-type="float">
            <text:p>784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3091" calcext:value-type="float">
            <text:p>7830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5428" calcext:value-type="float">
            <text:p>11754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70781" calcext:value-type="float">
            <text:p>11707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169246" calcext:value-type="float">
            <text:p>11692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57" calcext:value-type="float">
            <text:p>-15606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148" calcext:value-type="float">
            <text:p>-15551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168" calcext:value-type="float">
            <text:p>-15581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453" calcext:value-type="float">
            <text:p>-19484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3182" calcext:value-type="float">
            <text:p>-19431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870" calcext:value-type="float">
            <text:p>-19458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071" calcext:value-type="float">
            <text:p>-15600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152" calcext:value-type="float">
            <text:p>-15551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815" calcext:value-type="float">
            <text:p>-15578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659" calcext:value-type="float">
            <text:p>-1948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3465" calcext:value-type="float">
            <text:p>-19434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098" calcext:value-type="float">
            <text:p>-19460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982" calcext:value-type="float">
            <text:p>-15609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487" calcext:value-type="float">
            <text:p>-15554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079" calcext:value-type="float">
            <text:p>-15580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507" calcext:value-type="float">
            <text:p>-19485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3693" calcext:value-type="float">
            <text:p>-1943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112" calcext:value-type="float">
            <text:p>-19461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757" calcext:value-type="float">
            <text:p>-15607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431" calcext:value-type="float">
            <text:p>-15554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177" calcext:value-type="float">
            <text:p>-15581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047" calcext:value-type="float">
            <text:p>-19480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3454" calcext:value-type="float">
            <text:p>-19434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357" calcext:value-type="float">
            <text:p>-19463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783" calcext:value-type="float">
            <text:p>-15607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496" calcext:value-type="float">
            <text:p>-1555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106" calcext:value-type="float">
            <text:p>-15581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464" calcext:value-type="float">
            <text:p>-1948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3209" calcext:value-type="float">
            <text:p>-19432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914" calcext:value-type="float">
            <text:p>-19459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534" calcext:value-type="float">
            <text:p>-15605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5994" calcext:value-type="float">
            <text:p>-15559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303" calcext:value-type="float">
            <text:p>-15583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218" calcext:value-type="float">
            <text:p>-19482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4138" calcext:value-type="float">
            <text:p>-19441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862" calcext:value-type="float">
            <text:p>-19458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68" calcext:value-type="float">
            <text:p>-15606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6352" calcext:value-type="float">
            <text:p>-15563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136" calcext:value-type="float">
            <text:p>-15581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642" calcext:value-type="float">
            <text:p>-1948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4197" calcext:value-type="float">
            <text:p>-19441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166" calcext:value-type="float">
            <text:p>-19461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797" calcext:value-type="float">
            <text:p>-1560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6453" calcext:value-type="float">
            <text:p>-15564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085" calcext:value-type="float">
            <text:p>-15580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581" calcext:value-type="float">
            <text:p>-19485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4312" calcext:value-type="float">
            <text:p>-19443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123" calcext:value-type="float">
            <text:p>-19461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779" calcext:value-type="float">
            <text:p>-15607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6959" calcext:value-type="float">
            <text:p>-1556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050" calcext:value-type="float">
            <text:p>-15580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883" calcext:value-type="float">
            <text:p>-19488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4513" calcext:value-type="float">
            <text:p>-19445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887" calcext:value-type="float">
            <text:p>-19458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83" calcext:value-type="float">
            <text:p>-15606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6887" calcext:value-type="float">
            <text:p>-15568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237" calcext:value-type="float">
            <text:p>-15582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790" calcext:value-type="float">
            <text:p>-19487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4780" calcext:value-type="float">
            <text:p>-19447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7195" calcext:value-type="float">
            <text:p>-19471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579" calcext:value-type="float">
            <text:p>-15605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730" calcext:value-type="float">
            <text:p>-15577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621" calcext:value-type="float">
            <text:p>-15586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847" calcext:value-type="float">
            <text:p>-19488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792" calcext:value-type="float">
            <text:p>-19457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452" calcext:value-type="float">
            <text:p>-19464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1146" calcext:value-type="float">
            <text:p>-15611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508" calcext:value-type="float">
            <text:p>-15575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668" calcext:value-type="float">
            <text:p>-15586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548" calcext:value-type="float">
            <text:p>-19485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639" calcext:value-type="float">
            <text:p>-19456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760" calcext:value-type="float">
            <text:p>-19467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1113" calcext:value-type="float">
            <text:p>-15611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548" calcext:value-type="float">
            <text:p>-15575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351" calcext:value-type="float">
            <text:p>-15583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898" calcext:value-type="float">
            <text:p>-19488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301" calcext:value-type="float">
            <text:p>-19453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827" calcext:value-type="float">
            <text:p>-19468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962" calcext:value-type="float">
            <text:p>-15609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829" calcext:value-type="float">
            <text:p>-15578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522" calcext:value-type="float">
            <text:p>-155852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9425" calcext:value-type="float">
            <text:p>-19494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576" calcext:value-type="float">
            <text:p>-19455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896" calcext:value-type="float">
            <text:p>-19468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62" calcext:value-type="float">
            <text:p>-15606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840" calcext:value-type="float">
            <text:p>-15578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938" calcext:value-type="float">
            <text:p>-155893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532" calcext:value-type="float">
            <text:p>-19485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558" calcext:value-type="float">
            <text:p>-19455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562" calcext:value-type="float">
            <text:p>-19465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55" calcext:value-type="float">
            <text:p>-15606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607" calcext:value-type="float">
            <text:p>-15576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038" calcext:value-type="float">
            <text:p>-155803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875" calcext:value-type="float">
            <text:p>-1948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923" calcext:value-type="float">
            <text:p>-19459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272" calcext:value-type="float">
            <text:p>-19462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84" calcext:value-type="float">
            <text:p>-1560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256" calcext:value-type="float">
            <text:p>-1557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252" calcext:value-type="float">
            <text:p>-15582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811" calcext:value-type="float">
            <text:p>-19488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578" calcext:value-type="float">
            <text:p>-19455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793" calcext:value-type="float">
            <text:p>-19467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427" calcext:value-type="float">
            <text:p>-15604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374" calcext:value-type="float">
            <text:p>-15573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667" calcext:value-type="float">
            <text:p>-15586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8612" calcext:value-type="float">
            <text:p>-19486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5901" calcext:value-type="float">
            <text:p>-1945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827" calcext:value-type="float">
            <text:p>-19468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607" calcext:value-type="float">
            <text:p>-15606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229" calcext:value-type="float">
            <text:p>-15582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551" calcext:value-type="float">
            <text:p>-15585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9047" calcext:value-type="float">
            <text:p>-19490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092" calcext:value-type="float">
            <text:p>-19460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852" calcext:value-type="float">
            <text:p>-19468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60914" calcext:value-type="float">
            <text:p>-15609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7972" calcext:value-type="float">
            <text:p>-15579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58472" calcext:value-type="float">
            <text:p>-15584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9190" calcext:value-type="float">
            <text:p>-19491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254" calcext:value-type="float">
            <text:p>-19462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-1946726" calcext:value-type="float">
            <text:p>-19467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914" calcext:value-type="float">
            <text:p>-15609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466" calcext:value-type="float">
            <text:p>-15584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284" calcext:value-type="float">
            <text:p>-15582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79" calcext:value-type="float">
            <text:p>-11808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713" calcext:value-type="float">
            <text:p>-11787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528" calcext:value-type="float">
            <text:p>-11795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94" calcext:value-type="float">
            <text:p>-15607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239" calcext:value-type="float">
            <text:p>-15582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706" calcext:value-type="float">
            <text:p>-15587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029" calcext:value-type="float">
            <text:p>-11810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621" calcext:value-type="float">
            <text:p>-11786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417" calcext:value-type="float">
            <text:p>-11794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67" calcext:value-type="float">
            <text:p>-15607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256" calcext:value-type="float">
            <text:p>-15582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9173" calcext:value-type="float">
            <text:p>-155917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06" calcext:value-type="float">
            <text:p>-11808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004" calcext:value-type="float">
            <text:p>-1178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623" calcext:value-type="float">
            <text:p>-11796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542" calcext:value-type="float">
            <text:p>-15605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867" calcext:value-type="float">
            <text:p>-15578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773" calcext:value-type="float">
            <text:p>-155877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057" calcext:value-type="float">
            <text:p>-11810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955" calcext:value-type="float">
            <text:p>-11779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274" calcext:value-type="float">
            <text:p>-117927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887" calcext:value-type="float">
            <text:p>-15608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482" calcext:value-type="float">
            <text:p>-15574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806" calcext:value-type="float">
            <text:p>-15588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36" calcext:value-type="float">
            <text:p>-11812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976" calcext:value-type="float">
            <text:p>-11779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455" calcext:value-type="float">
            <text:p>-117945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580" calcext:value-type="float">
            <text:p>-15605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038" calcext:value-type="float">
            <text:p>-15570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9159" calcext:value-type="float">
            <text:p>-155915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657" calcext:value-type="float">
            <text:p>-11806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566" calcext:value-type="float">
            <text:p>-1177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494" calcext:value-type="float">
            <text:p>-11794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603" calcext:value-type="float">
            <text:p>-15606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131" calcext:value-type="float">
            <text:p>-1557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840" calcext:value-type="float">
            <text:p>-15588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160" calcext:value-type="float">
            <text:p>-11811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557" calcext:value-type="float">
            <text:p>-11775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757" calcext:value-type="float">
            <text:p>-1179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180" calcext:value-type="float">
            <text:p>-15601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6752" calcext:value-type="float">
            <text:p>-15567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919" calcext:value-type="float">
            <text:p>-15589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78" calcext:value-type="float">
            <text:p>-11812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428" calcext:value-type="float">
            <text:p>-1177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340" calcext:value-type="float">
            <text:p>-11793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87" calcext:value-type="float">
            <text:p>-15607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730" calcext:value-type="float">
            <text:p>-15577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789" calcext:value-type="float">
            <text:p>-15587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49" calcext:value-type="float">
            <text:p>-11812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611" calcext:value-type="float">
            <text:p>-11786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480" calcext:value-type="float">
            <text:p>-11794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849" calcext:value-type="float">
            <text:p>-15608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998" calcext:value-type="float">
            <text:p>-15579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349" calcext:value-type="float">
            <text:p>-155834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488" calcext:value-type="float">
            <text:p>-11814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915" calcext:value-type="float">
            <text:p>-11789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648" calcext:value-type="float">
            <text:p>-11796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372" calcext:value-type="float">
            <text:p>-15603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204" calcext:value-type="float">
            <text:p>-15582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9095" calcext:value-type="float">
            <text:p>-15590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78" calcext:value-type="float">
            <text:p>-11808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776" calcext:value-type="float">
            <text:p>-1178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186" calcext:value-type="float">
            <text:p>-11791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419" calcext:value-type="float">
            <text:p>-15604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169" calcext:value-type="float">
            <text:p>-15581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869" calcext:value-type="float">
            <text:p>-155886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633" calcext:value-type="float">
            <text:p>-11806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607" calcext:value-type="float">
            <text:p>-11786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998" calcext:value-type="float">
            <text:p>-11789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695" calcext:value-type="float">
            <text:p>-1560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452" calcext:value-type="float">
            <text:p>-15584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395" calcext:value-type="float">
            <text:p>-15583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75" calcext:value-type="float">
            <text:p>-11808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520" calcext:value-type="float">
            <text:p>-11785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982" calcext:value-type="float">
            <text:p>-117898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519" calcext:value-type="float">
            <text:p>-1560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471" calcext:value-type="float">
            <text:p>-15584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392" calcext:value-type="float">
            <text:p>-15583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09" calcext:value-type="float">
            <text:p>-11812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323" calcext:value-type="float">
            <text:p>-11783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036" calcext:value-type="float">
            <text:p>-11790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64" calcext:value-type="float">
            <text:p>-15607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037" calcext:value-type="float">
            <text:p>-15580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9029" calcext:value-type="float">
            <text:p>-155902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49" calcext:value-type="float">
            <text:p>-11808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545" calcext:value-type="float">
            <text:p>-1178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005" calcext:value-type="float">
            <text:p>-11790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340" calcext:value-type="float">
            <text:p>-15603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580" calcext:value-type="float">
            <text:p>-15575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812" calcext:value-type="float">
            <text:p>-15588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620" calcext:value-type="float">
            <text:p>-11816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224" calcext:value-type="float">
            <text:p>-11782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065" calcext:value-type="float">
            <text:p>-11790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451" calcext:value-type="float">
            <text:p>-1560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156" calcext:value-type="float">
            <text:p>-15581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866" calcext:value-type="float">
            <text:p>-15588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437" calcext:value-type="float">
            <text:p>-11814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441" calcext:value-type="float">
            <text:p>-11784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030" calcext:value-type="float">
            <text:p>-117903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513" calcext:value-type="float">
            <text:p>-15605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921" calcext:value-type="float">
            <text:p>-15579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634" calcext:value-type="float">
            <text:p>-15586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75" calcext:value-type="float">
            <text:p>-11812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545" calcext:value-type="float">
            <text:p>-1178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238" calcext:value-type="float">
            <text:p>-11792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04" calcext:value-type="float">
            <text:p>-15607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708" calcext:value-type="float">
            <text:p>-15577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680" calcext:value-type="float">
            <text:p>-15586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0895" calcext:value-type="float">
            <text:p>-11808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8097" calcext:value-type="float">
            <text:p>-11780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233" calcext:value-type="float">
            <text:p>-11792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60792" calcext:value-type="float">
            <text:p>-15607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7589" calcext:value-type="float">
            <text:p>-15575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58466" calcext:value-type="float">
            <text:p>-15584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81298" calcext:value-type="float">
            <text:p>-11812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7893" calcext:value-type="float">
            <text:p>-11778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-1179192" calcext:value-type="float">
            <text:p>-11791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15:09:15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04-08T16:44:03.379000000</dc:date>
    <meta:editing-duration>PT1H35M7S</meta:editing-duration>
    <meta:editing-cycles>2</meta:editing-cycles>
    <meta:document-statistic meta:table-count="1" meta:cell-count="3626" meta:object-count="0"/>
  </office:meta>
</office:document-meta>
</file>